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d527" officeooo:paragraph-rsid="001c177b"/>
    </style:style>
    <style:style style:name="P2" style:family="paragraph" style:parent-style-name="Standard">
      <style:text-properties officeooo:rsid="0016d527" officeooo:paragraph-rsid="001daf31"/>
    </style:style>
    <style:style style:name="P3" style:family="paragraph" style:parent-style-name="Standard">
      <style:text-properties officeooo:rsid="001b2f99" officeooo:paragraph-rsid="001b2f99"/>
    </style:style>
    <style:style style:name="P4" style:family="paragraph" style:parent-style-name="Standard">
      <style:text-properties officeooo:rsid="001b2f99" officeooo:paragraph-rsid="002ecd27"/>
    </style:style>
    <style:style style:name="P5" style:family="paragraph" style:parent-style-name="Standard">
      <style:text-properties officeooo:rsid="001c177b" officeooo:paragraph-rsid="001c177b"/>
    </style:style>
    <style:style style:name="P6" style:family="paragraph" style:parent-style-name="Standard">
      <style:text-properties officeooo:rsid="001c177b" officeooo:paragraph-rsid="00305126"/>
    </style:style>
    <style:style style:name="P7" style:family="paragraph" style:parent-style-name="Standard">
      <style:text-properties officeooo:rsid="001daf31" officeooo:paragraph-rsid="001daf31"/>
    </style:style>
    <style:style style:name="P8" style:family="paragraph" style:parent-style-name="Standard">
      <style:text-properties officeooo:rsid="002347b1" officeooo:paragraph-rsid="002ecd27"/>
    </style:style>
    <style:style style:name="P9" style:family="paragraph" style:parent-style-name="Standard">
      <style:text-properties officeooo:rsid="002347b1" officeooo:paragraph-rsid="00378d2b"/>
    </style:style>
    <style:style style:name="P10" style:family="paragraph" style:parent-style-name="Standard">
      <style:text-properties officeooo:rsid="0029f9f5" officeooo:paragraph-rsid="003de576"/>
    </style:style>
    <style:style style:name="P11" style:family="paragraph" style:parent-style-name="Standard">
      <style:text-properties officeooo:rsid="0029f9f5" officeooo:paragraph-rsid="003ebc12"/>
    </style:style>
    <style:style style:name="P12" style:family="paragraph" style:parent-style-name="Standard">
      <style:text-properties officeooo:rsid="0040dfd8" officeooo:paragraph-rsid="0040dfd8"/>
    </style:style>
    <style:style style:name="P13" style:family="paragraph" style:parent-style-name="Standard">
      <style:text-properties officeooo:rsid="0040dfd8" officeooo:paragraph-rsid="0043422a"/>
    </style:style>
    <style:style style:name="P14" style:family="paragraph" style:parent-style-name="Standard">
      <style:text-properties officeooo:rsid="0043422a" officeooo:paragraph-rsid="0043422a"/>
    </style:style>
    <style:style style:name="P15" style:family="paragraph" style:parent-style-name="Standard">
      <style:text-properties officeooo:rsid="00441aea" officeooo:paragraph-rsid="00441aea"/>
    </style:style>
    <style:style style:name="P16" style:family="paragraph" style:parent-style-name="Standard">
      <style:text-properties officeooo:rsid="003de576" officeooo:paragraph-rsid="003de576"/>
    </style:style>
    <style:style style:name="P17" style:family="paragraph" style:parent-style-name="Standard">
      <style:text-properties officeooo:rsid="003de576" officeooo:paragraph-rsid="003ebc12"/>
    </style:style>
    <style:style style:name="P18" style:family="paragraph" style:parent-style-name="Standard">
      <style:text-properties officeooo:rsid="0046df71" officeooo:paragraph-rsid="0046df71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6df71" officeooo:paragraph-rsid="0046df71" style:font-weight-asian="bold" style:font-weight-complex="bold"/>
    </style:style>
    <style:style style:name="T1" style:family="text">
      <style:text-properties officeooo:rsid="001f86f3"/>
    </style:style>
    <style:style style:name="T2" style:family="text">
      <style:text-properties officeooo:rsid="001b2f99"/>
    </style:style>
    <style:style style:name="T3" style:family="text">
      <style:text-properties officeooo:rsid="002524de"/>
    </style:style>
    <style:style style:name="T4" style:family="text">
      <style:text-properties officeooo:rsid="0027ab7b"/>
    </style:style>
    <style:style style:name="T5" style:family="text">
      <style:text-properties officeooo:rsid="002ecd27"/>
    </style:style>
    <style:style style:name="T6" style:family="text">
      <style:text-properties officeooo:rsid="003ce70f"/>
    </style:style>
    <style:style style:name="T7" style:family="text">
      <style:text-properties officeooo:rsid="003ebc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ab/><text:tab/><text:tab/><text:tab/><text:tab/><text:tab/><text:tab/><text:tab/><text:tab/><text:tab/><text:tab/>David Kirch</text:p>
      <text:p text:style-name="P18"><text:tab/><text:tab/><text:tab/><text:tab/><text:tab/><text:tab/><text:tab/><text:tab/><text:tab/><text:tab/><text:tab/>CS 3810</text:p>
      <text:p text:style-name="P18"><text:tab/><text:tab/><text:tab/><text:tab/><text:tab/><text:tab/><text:tab/><text:tab/><text:tab/><text:tab/><text:tab/>Project Part 4</text:p>
      <text:p text:style-name="P2"/>
      <text:p text:style-name="P19">SQL Code for a simple gradebook</text:p>
      <text:p text:style-name="P2"/>
      <text:p text:style-name="P2">create database gradebook;</text:p>
      <text:p text:style-name="P2"/>
      <text:p text:style-name="P7">use gradebook;</text:p>
      <text:p text:style-name="P3"/>
      <text:p text:style-name="P4">create table Professor(<text:line-break/><text:tab/>Professor_ID <text:span text:style-name="T6">varchar </text:span>(10)<text:span text:style-name="T5"> not null</text:span>,<text:line-break/><text:tab/>Professor_Fname varchar(255),<text:line-break/><text:tab/>Professor_Lname varchar(255),<text:line-break/><text:tab/>Professor_Office varchar(255),<text:line-break/><text:tab/>Professor_PhoneNumber <text:span text:style-name="T6">varchar</text:span>(1<text:span text:style-name="T3">0)</text:span>,<text:line-break/><text:tab/>Professor_Department varchar(255),<text:line-break/><text:tab/>Primary Key (Professor_ID)</text:p>
      <text:p text:style-name="P9"><text:span text:style-name="T2"><text:s text:c="4"/>);<text:line-break/><text:line-break/>create table Class(<text:line-break/><text:tab/>Class_ID varchar (10) not null,<text:line-break/><text:tab/>Class_MaxStudents integer(3),<text:line-break/><text:tab/>Class_EnrollmentNum integer(3),<text:line-break/><text:tab/>Class_Name varchar(255),<text:line-break/><text:tab/>Class_Term varchar(255),<text:line-break/><text:tab/>Class_StartDate varchar(255),<text:line-break/><text:tab/>Class_EndDate varchar (255),<text:line-break/><text:tab/>Class_Department varchar(255),<text:line-break/><text:tab/>Professor_Professor_ID varchar (10) not null,<text:line-break/><text:tab/>Primary Key (Class_ID)<text:line-break/><text:tab/>);<text:line-break/><text:line-break/>create table Student(<text:line-break/><text:tab/>Student_ID varchar (255) not null,<text:line-break/><text:tab/>Student_Fname varchar (255),<text:line-break/><text:tab/>Student_Lname varchar (255),<text:line-break/><text:tab/>Student_Email varchar (255),<text:line-break/><text:tab/>Student_ClassLevel varchar (255),<text:line-break/><text:tab/>Student_Address varchar (255),<text:line-break/><text:tab/>Primary Key (Student_ID)<text:line-break/><text:tab/>);<text:line-break/><text:line-break/>create table Grade(<text:line-break/><text:tab/>Student_Student_ID varchar (255) not null,<text:line-break/><text:tab/>Assignment_Assignment_Num integer (3) not null,<text:line-break/><text:tab/>Grade_Percent float (5,2),<text:line-break/><text:tab/>Primary Key (Student_Student_ID, Assignment_Assignment_Num)<text:line-break/><text:tab/>);<text:line-break/></text:span><text:soft-page-break/><text:span text:style-name="T2"><text:line-break/>create table Enrolled(<text:line-break/><text:tab/>Enrollment_ID varchar (255) not null,<text:line-break/><text:tab/>Class_Class_ID varchar (10) not null,<text:line-break/><text:tab/>Student_Student_ID varchar (255) not null,<text:line-break/><text:tab/>Primary Key (Enrollment_ID)<text:line-break/><text:tab/>);<text:line-break/><text:line-break/>create table Assignment(<text:line-break/><text:tab/>Assignment_Num integer (3) not null,<text:line-break/><text:tab/>Assignment_Type varchar (255),<text:line-break/><text:tab/>Assignment_Description <text:s/>varchar (255),<text:line-break/><text:tab/>Assignment_MaxPoints integer (5),<text:line-break/><text:tab/>Assignment_DueDate varchar (255),<text:line-break/><text:tab/>Assignment_AssignedDate varchar (255),<text:line-break/><text:tab/>Professor_Professor_ID varchar (10) not null,<text:line-break/><text:tab/>Primary Key (Assignment_Num)<text:line-break/><text:tab/>);</text:span></text:p>
      <text:p text:style-name="P8"/>
      <text:p text:style-name="P5">Alter Table Class</text:p>
      <text:p text:style-name="P5">Add Foreign Key (<text:span text:style-name="T4">Professor_</text:span>Professor_ID)</text:p>
      <text:p text:style-name="P6">References Professor<text:span text:style-name="T1"> (Professor_ID)</text:span> On update cascade on delete <text:span text:style-name="T7">cascade</text:span>;</text:p>
      <text:p text:style-name="P5"/>
      <text:p text:style-name="P5">Alter Table Grade</text:p>
      <text:p text:style-name="P5">Add Foreign Key (<text:span text:style-name="T4">Student_</text:span>Student_ID)</text:p>
      <text:p text:style-name="P6">References Student<text:span text:style-name="T1"> (Student_ID)</text:span> On update cascade on delete cascade;</text:p>
      <text:p text:style-name="P5"/>
      <text:p text:style-name="P5">Alter Table Grade</text:p>
      <text:p text:style-name="P5">Add Foreign Key (<text:span text:style-name="T4">Assignment_</text:span>Assignment_Num)</text:p>
      <text:p text:style-name="P6">References Assignment<text:span text:style-name="T1"> (Assignment_Num)</text:span> On update cascade on delete cascade;</text:p>
      <text:p text:style-name="P1"/>
      <text:p text:style-name="P5">Alter table Enrolled</text:p>
      <text:p text:style-name="P5">Add Foreign Key (<text:span text:style-name="T4">Class_</text:span>Class_ID)</text:p>
      <text:p text:style-name="P6">References Class<text:span text:style-name="T1"> (Class_ID)</text:span> On update cascade on delete cascade;</text:p>
      <text:p text:style-name="P5"/>
      <text:p text:style-name="P5">Alter table Enrolled</text:p>
      <text:p text:style-name="P5">Add Foreign Key (<text:span text:style-name="T4">Student_</text:span>Student_ID)</text:p>
      <text:p text:style-name="P6">References <text:span text:style-name="T1">S</text:span>tudent<text:span text:style-name="T1"> (Student_ID)</text:span> On update cascade on delete cascade;</text:p>
      <text:p text:style-name="P5"/>
      <text:p text:style-name="P5">Alter Table Assignment</text:p>
      <text:p text:style-name="P5">Add foreign Key (<text:span text:style-name="T4">Professor_</text:span>Professor_ID)</text:p>
      <text:p text:style-name="P6">References Professor<text:span text:style-name="T1"> (Professor_ID)</text:span> On update cascade on delete cascad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44:38.251000000</meta:creation-date>
    <meta:generator>LibreOffice/5.1.6.2$Windows_x86 LibreOffice_project/07ac168c60a517dba0f0d7bc7540f5afa45f0909</meta:generator>
    <dc:date>2016-12-01T00:12:13.193000000</dc:date>
    <meta:editing-duration>PT3H41M22S</meta:editing-duration>
    <meta:editing-cycles>13</meta:editing-cycles>
    <meta:document-statistic meta:table-count="0" meta:image-count="0" meta:object-count="0" meta:page-count="2" meta:paragraph-count="26" meta:word-count="270" meta:character-count="2452" meta:non-whitespace-character-count="2120"/>
  </office:meta>
</office:document-meta>
</file>